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200000002002DAA1ED6.jpg" manifest:media-type="image/jpeg"/>
  <manifest:file-entry manifest:full-path="Pictures/10000000000003A800000141145D463A.jpg" manifest:media-type="image/jpeg"/>
  <manifest:file-entry manifest:full-path="Pictures/10000000000003A8000001416BFAE9C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title">
      <style:graphic-properties fo:min-height="2.867cm"/>
    </style:style>
    <style:style style:name="pr11" style:family="presentation" style:parent-style-name="Default-outline1">
      <style:graphic-properties fo:min-height="11.6cm"/>
    </style:style>
    <style:style style:name="pr12" style:family="presentation" style:parent-style-name="Default-notes">
      <style:graphic-properties draw:fill-color="#ffffff" fo:min-height="11.9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fo:line-height="120%"/>
    </style:style>
    <style:style style:name="P7" style:family="paragraph">
      <style:paragraph-properties text:enable-numbering="true" fo:margin-left="0cm" fo:margin-right="0cm" fo:margin-top="0cm" fo:margin-bottom="0cm" fo:line-height="12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line-height="100%"/>
    </style:style>
    <style:style style:name="P11" style:family="paragraph">
      <style:paragraph-properties fo:margin-left="0cm" fo:margin-right="0cm" fo:line-height="150%" fo:text-align="start" fo:text-indent="0cm"/>
    </style:style>
    <style:style style:name="P12" style:family="paragraph">
      <style:paragraph-properties fo:line-height="120%"/>
    </style:style>
    <style:style style:name="P13" style:family="paragraph">
      <style:paragraph-properties fo:margin-left="0cm" fo:margin-right="0cm" fo:margin-top="0.203cm" fo:margin-bottom="0.203cm" fo:line-height="150%" fo:text-align="start" fo:text-indent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03cm" fo:margin-bottom="0.203cm" fo:line-height="87%" fo:text-align="start" fo:text-indent="0cm"/>
    </style:style>
    <style:style style:name="P16" style:family="paragraph">
      <style:paragraph-properties fo:line-height="87%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style:text-autospace="ideograph-alpha" style:writing-mode="lr-tb"/>
      <style:text-properties fo:hyphenate="false"/>
    </style:style>
    <style:style style:name="P19" style:family="paragraph">
      <style:text-properties fo:font-family="Courier" style:font-family-generic="modern" style:font-pitch="fixed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margin-left="0.762cm" fo:margin-right="0cm" fo:text-indent="0cm"/>
    </style:style>
    <style:style style:name="P22" style:family="paragraph">
      <style:paragraph-properties fo:margin-left="2.083cm" fo:margin-right="0cm" fo:text-indent="0cm"/>
    </style:style>
    <style:style style:name="P23" style:family="paragraph">
      <style:text-properties fo:font-family="Courier" style:font-family-generic="modern" style:font-pitch="fixed" fo:font-size="22pt" style:font-size-asian="22pt" style:font-size-complex="22pt"/>
    </style:style>
    <style:style style:name="P24" style:family="paragraph">
      <style:paragraph-properties fo:margin-top="0cm" fo:margin-bottom="0cm" fo:line-height="100%"/>
    </style:style>
    <style:style style:name="P25" style:family="paragraph">
      <style:text-properties fo:font-size="20pt" style:font-size-asian="20pt" style:font-size-complex="20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DejaVu Sans'" style:font-family-generic="swiss" style:font-pitch="variable" fo:font-size="22pt" fo:font-style="normal" style:font-size-asian="22pt" style:font-size-complex="22pt"/>
    </style:style>
    <style:style style:name="T6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7" style:family="text">
      <style:text-properties fo:color="#000000" fo:font-family="'DejaVu Sans'" style:font-family-generic="swiss" style:font-pitch="variable" fo:font-size="22pt" fo:font-style="normal" style:font-size-asian="20pt" style:font-size-complex="20pt"/>
    </style:style>
    <style:style style:name="T8" style:family="text">
      <style:text-properties fo:color="#000000" fo:font-family="'DejaVu Sans'" style:font-family-generic="swiss" style:font-pitch="variable" fo:font-size="22pt" style:font-size-asian="20pt" style:font-size-complex="20pt"/>
    </style:style>
    <style:style style:name="T9" style:family="text">
      <style:text-properties fo:color="#000000" fo:font-family="'DejaVu Sans'" style:font-family-generic="swiss" style:font-pitch="variable" fo:font-size="22pt" fo:font-style="normal" fo:font-weight="bold" style:font-size-asian="22pt" style:font-size-complex="22pt"/>
    </style:style>
    <style:style style:name="T10" style:family="text">
      <style:text-properties fo:color="#000000" fo:font-family="'DejaVu Sans'" style:font-family-generic="swiss" style:font-pitch="variable" fo:font-size="22pt" fo:font-weight="normal" style:font-size-asian="22pt" style:font-size-complex="22pt"/>
    </style:style>
    <style:style style:name="T11" style:family="text">
      <style:text-properties fo:color="#000000" fo:font-family="'DejaVu Sans'" style:font-family-generic="swiss" style:font-pitch="variable" fo:font-size="22pt" fo:font-weight="bold" style:font-size-asian="22pt" style:font-size-complex="22pt"/>
    </style:style>
    <style:style style:name="T12" style:family="text">
      <style:text-properties fo:font-family="'DejaVu Sans'" style:font-family-generic="swiss" style:font-pitch="variable" fo:font-size="32pt" style:font-size-asian="32pt" style:font-size-complex="32pt"/>
    </style:style>
    <style:style style:name="T13" style:family="text">
      <style:text-properties fo:color="#000000" fo:font-family="'DejaVu Sans'" style:font-family-generic="swiss" style:font-pitch="variable" fo:font-size="18pt" fo:font-style="normal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0000" fo:font-family="'DejaVu Sans'" style:font-family-generic="swiss" style:font-pitch="variable" fo:font-size="18pt" style:font-size-asian="18pt" style:font-size-complex="18pt"/>
    </style:style>
    <style:style style:name="T16" style:family="text">
      <style:text-properties fo:color="#000000" fo:font-family="'DejaVu Sans'" style:font-family-generic="swiss" style:font-pitch="variable" fo:font-size="22pt" fo:font-style="normal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family="'DejaVu Sans'" style:font-family-generic="swiss" style:font-pitch="variable" fo:font-size="22pt" fo:font-style="normal" fo:font-weight="normal" style:font-size-asian="22pt" style:font-weight-asian="normal" style:font-size-complex="22pt" style:font-weight-complex="normal"/>
    </style:style>
    <style:style style:name="T18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family="'DejaVu Sans'" style:font-family-generic="swiss" style:font-pitch="variable" fo:font-size="40pt" style:font-size-asian="40pt" style:font-size-complex="40pt"/>
    </style:style>
    <style:style style:name="T22" style:family="text">
      <style:text-properties fo:color="#000000" fo:font-family="'DejaVu Sans'" style:font-family-generic="swiss" style:font-pitch="variable" fo:font-size="22pt" fo:font-style="normal" fo:font-weight="normal" style:font-size-asian="22pt" style:font-size-complex="22pt"/>
    </style:style>
    <style:style style:name="T23" style:family="text">
      <style:text-properties fo:color="#000000"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0000" fo:font-family="'DejaVu San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family="'DejaVu Sans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26" style:family="text">
      <style:text-properties fo:font-family="'DejaVu Sans'" style:font-family-generic="swiss" style:font-pitch="variable" fo:font-size="22pt" fo:font-style="normal" fo:font-weight="bold" style:font-size-asian="22pt" style:font-style-asian="normal" style:font-size-complex="22pt" style:font-style-complex="normal"/>
    </style:style>
    <style:style style:name="T27" style:family="text">
      <style:text-properties fo:font-family="'DejaVu Sans'" style:font-family-generic="swiss" style:font-pitch="variable" fo:font-size="22pt" fo:font-style="normal" fo:font-weight="normal" style:font-size-asian="22pt" style:font-style-asian="normal" style:font-size-complex="22pt" style:font-style-complex="normal"/>
    </style:style>
    <style:style style:name="T28" style:family="text">
      <style:text-properties fo:font-family="'DejaVu Sans'" style:font-family-generic="swiss" style:font-pitch="variable" fo:font-size="32pt" style:font-size-asian="26pt" style:font-size-complex="26pt"/>
    </style:style>
    <style:style style:name="T29" style:family="text">
      <style:text-properties fo:color="#000000" fo:font-family="'DejaVu Sans'" style:font-family-generic="swiss" style:font-pitch="variable" fo:font-size="22pt" fo:font-style="normal" fo:font-weight="bold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color="#000000" fo:font-family="'DejaVu Sans'" style:font-family-generic="swiss" style:font-pitch="variable" fo:font-size="24pt" fo:font-style="normal" style:font-size-asian="24pt" style:font-size-complex="24pt"/>
    </style:style>
    <style:style style:name="T31" style:family="text">
      <style:text-properties fo:color="#000000" fo:font-family="'DejaVu Sans'" style:font-family-generic="swiss" style:font-pitch="variable" fo:font-size="20pt" fo:font-style="italic" style:font-size-asian="20pt" style:font-size-complex="20pt"/>
    </style:style>
    <style:style style:name="T32" style:family="text">
      <style:text-properties fo:color="#000000" fo:font-family="'DejaVu Sans'" style:font-family-generic="swiss" style:font-pitch="variable" fo:font-size="20pt" fo:font-style="normal" style:font-size-asian="20pt" style:font-size-complex="20pt"/>
    </style:style>
    <style:style style:name="T33" style:family="text">
      <style:text-properties fo:color="#000000" fo:font-family="'DejaVu Sans'" style:font-family-generic="swiss" style:font-pitch="variable" fo:font-size="20pt" fo:font-style="normal" fo:font-weight="bold" style:font-size-asian="20pt" style:font-weight-asian="bold" style:font-size-complex="20pt" style:font-weight-complex="bold"/>
    </style:style>
    <style:style style:name="T34" style:family="text">
      <style:text-properties fo:color="#000000" fo:font-family="'DejaVu Sans'" style:font-family-generic="swiss" style:font-pitch="variable" fo:font-size="20pt" fo:font-style="normal" fo:font-weight="bold" style:font-size-asian="20pt" style:font-size-complex="20pt"/>
    </style:style>
    <style:style style:name="T35" style:family="text">
      <style:text-properties fo:color="#000000" fo:font-family="'DejaVu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6" style:family="text">
      <style:text-properties fo:color="#000000" fo:font-family="'DejaVu Sans'" style:font-family-generic="swiss" style:font-pitch="variable" fo:font-size="22pt" fo:font-style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family="'DejaVu Sans'" style:font-family-generic="swiss" style:font-pitch="variable" fo:font-size="22pt" fo:font-weight="normal" style:font-size-asian="22pt" style:font-size-complex="22pt"/>
    </style:style>
    <style:style style:name="T39" style:family="text">
      <style:text-properties fo:font-family="'DejaVu Sans'" style:font-family-generic="swiss" style:font-pitch="variable" fo:font-size="22pt" fo:font-weight="bold" style:font-size-asian="22pt" style:font-size-complex="22pt"/>
    </style:style>
    <style:style style:name="T40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000000" fo:font-family="Courier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color="#000000" fo:font-family="Courier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family="Courier" style:font-family-generic="modern" style:font-pitch="fixed" fo:font-size="22pt" style:font-size-asian="22pt" style:font-size-complex="22pt"/>
    </style:style>
    <style:style style:name="T44" style:family="text">
      <style:text-properties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family="Courier" style:font-family-generic="modern" style:font-pitch="fixed" fo:font-size="22pt" fo:letter-spacing="normal" fo:language="en" fo:country="GB" fo:font-weight="bold" style:text-underline-mode="continuous" style:text-overline-mode="continuous" style:text-line-through-mode="continuous" style:letter-kerning="false" style:font-size-asian="22pt" style:language-asian="zxx" style:country-asian="none" style:font-weight-asian="bold" style:font-size-complex="22pt" style:language-complex="zxx" style:country-complex="none" style:font-weight-complex="bold" style:text-scale="100%" style:text-overline-style="none" style:text-overline-color="font-color"/>
    </style:style>
    <style:style style:name="T46" style:family="text">
      <style:text-properties fo:color="#000000" fo:font-family="Courier" style:font-family-generic="modern" style:font-pitch="fixed" fo:font-size="22pt" fo:font-style="normal" fo:font-weight="bold" style:font-size-asian="22pt" style:font-style-asian="normal" style:font-size-complex="22pt" style:font-style-complex="normal"/>
    </style:style>
    <style:style style:name="T47" style:family="text"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8" style:family="text">
      <style:text-properties fo:color="#000000" fo:font-family="Courier" style:font-family-generic="modern" style:font-pitch="fixed" fo:font-size="22pt" fo:font-weight="bold" style:font-size-asian="22pt" style:font-size-complex="22pt"/>
    </style:style>
    <style:style style:name="T49" style:family="text">
      <style:text-properties fo:color="#000000"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fo:font-family="Courier" style:font-family-generic="modern" style:font-pitch="fixed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fo:font-family="Courier" style:font-family-generic="modern" style:font-pitch="fixed" fo:font-size="22pt" fo:font-weight="normal" style:font-size-asian="22pt" style:font-size-complex="22pt"/>
    </style:style>
    <style:style style:name="T52" style:family="text">
      <style:text-properties fo:color="#000000" fo:font-family="Courier" style:font-family-generic="modern" style:font-pitch="fixed" fo:font-size="22pt" fo:font-style="italic" fo:font-weight="normal" style:font-size-asian="22pt" style:font-style-asian="italic" style:font-size-complex="22pt" style:font-style-complex="italic"/>
    </style:style>
    <style:style style:name="T53" style:family="text">
      <style:text-properties fo:color="#000000" fo:font-family="'DejaVu Sans'" style:font-family-generic="swiss" style:font-pitch="variable" fo:font-size="22pt" fo:font-style="italic" fo:font-weight="normal" style:font-size-asian="22pt" style:font-style-asian="italic" style:font-size-complex="22pt" style:font-style-complex="italic"/>
    </style:style>
    <style:style style:name="T54" style:family="text">
      <style:text-properties fo:color="#000000" fo:font-family="Courier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color="#000000" fo:font-family="Courier" style:font-family-generic="modern" style:font-pitch="fixed" fo:font-size="20pt" fo:font-style="normal" fo:font-weight="normal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color="#000000" fo:font-family="Courier" style:font-family-generic="modern" style:font-pitch="fixed" fo:font-size="20pt" fo:font-weight="normal" style:font-size-asian="20pt" style:font-size-complex="20pt"/>
    </style:style>
    <style:style style:name="T57" style:family="text">
      <style:text-properties fo:color="#000000" fo:font-family="Courier" style:font-family-generic="modern" style:font-pitch="fixed" fo:font-size="20pt" fo:font-weight="bold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 xlink:type="simple">www.instigatedesign.com</text:a></text:span></text:p>
          </draw:text-box>
        </draw:frame>
        <draw:frame presentation:style-name="pr2" draw:text-style-name="P4" draw:layer="layout" svg:width="27.2cm" svg:height="3.382cm" svg:x="2.54cm" svg:y="7.531cm" presentation:class="title" presentation:user-transformed="true">
          <draw:text-box>
            <text:p text:style-name="P3"><text:span text:style-name="T2">BASH and Command Line Utilities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4.969cm" svg:x="1cm" svg:y="4cm" presentation:class="outline" presentation:user-transformed="true">
          <draw:text-box>
            <text:list text:style-name="L3">
              <text:list-item>
                <text:p text:style-name="P6"><text:span text:style-name="T3">What is Bash?</text:span></text:p>
              </text:list-item>
              <text:list-item>
                <text:p text:style-name="P6"><text:span text:style-name="T3">Useful links</text:span></text:p>
              </text:list-item>
              <text:list-item>
                <text:p text:style-name="P6"><text:span text:style-name="T3">Basic Bash and Linux commands</text:span></text:p>
              </text:list-item>
              <text:list-item>
                <text:p text:style-name="P6"><text:span text:style-name="T3">Meta Characters</text:span></text:p>
              </text:list-item>
              <text:list-item>
                <text:p text:style-name="P6"><text:span text:style-name="T3">Bash's configuration files</text:span></text:p>
              </text:list-item>
              <text:list-item>
                <text:p text:style-name="P6"><text:span text:style-name="T3">Bash history</text:span></text:p>
              </text:list-item>
              <text:list-item>
                <text:p text:style-name="P6"><text:span text:style-name="T3">Variables</text:span></text:p>
              </text:list-item>
              <text:list-item>
                <text:p text:style-name="P6"><text:span text:style-name="T3">Arrays</text:span></text:p>
              </text:list-item>
              <text:list-item>
                <text:p text:style-name="P6"><text:span text:style-name="T3">Conditional statement</text:span></text:p>
              </text:list-item>
              <text:list-item>
                <text:p text:style-name="P6"><text:span text:style-name="T3">Loops</text:span></text:p>
              </text:list-item>
              <text:list-item>
                <text:p text:style-name="P6"><text:span text:style-name="T3">Functions</text:span></text:p>
              </text:list-item>
              <text:list-item>
                <text:p text:style-name="P6"><text:span text:style-name="T3">Arithmetic Operations</text:span></text:p>
              </text:list-item>
              <text:list-item>
                <text:p text:style-name="P6"><text:span text:style-name="T3">Processes </text:span></text:p>
              </text:list-item>
              <text:list-item>
                <text:p text:style-name="P6"><text:span text:style-name="T3">Scripting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Agenda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Useful link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header>
                <text:p text:style-name="P10"><text:span text:style-name="T3"/></text:p>
              </text:list-header>
              <text:list-item>
                <text:p text:style-name="P10"><text:span text:style-name="T3"><text:a xlink:href="http://www.hypexr.org/bash_tutorial.php" xlink:type="simple">http://www.hypexr.org/bash_tutorial.php</text:a></text:span><text:span text:style-name="T3"> - bash quick reference</text:span></text:p>
              </text:list-item>
              <text:list-item>
                <text:p text:style-name="P10"><text:span text:style-name="T3"><text:a xlink:href="http://www.ss64.com/bash" xlink:type="simple">http://www.ss64.com/bash</text:a></text:span><text:span text:style-name="T3"> - index of Linux bash command lin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What is Bash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5">BASH (Gnu Bourne-Again Shell) provides a command line interface for working on Linux system.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login</text:span></text:p>
              </text:list-item>
              <text:list-item>
                <text:p><text:span text:style-name="T6">exit</text:span></text:p>
              </text:list-item>
              <text:list-item>
                <text:p><text:span text:style-name="T6">chsh</text:span></text:p>
              </text:list-item>
              <text:list-item>
                <text:p><text:span text:style-name="T6">popd/pushd</text:span></text:p>
              </text:list-item>
              <text:list-item>
                <text:p><text:span text:style-name="T6">alias/unalias</text:span></text:p>
              </text:list-item>
              <text:list-item>
                <text:p><text:span text:style-name="T6">Dirs</text:span></text:p>
              </text:list-item>
              <text:list-item>
                <text:p><text:span text:style-name="T6">History</text:span></text:p>
              </text:list-item>
              <text:list-item>
                <text:p><text:span text:style-name="T6">p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7">kill</text:span></text:p>
              </text:list-item>
              <text:list-item>
                <text:p text:style-name="P10"><text:span text:style-name="T8">wait</text:span></text:p>
              </text:list-item>
              <text:list-item>
                <text:p text:style-name="P10"><text:span text:style-name="T8">sleep</text:span></text:p>
              </text:list-item>
              <text:list-item>
                <text:p text:style-name="P10"><text:span text:style-name="T8">shift</text:span></text:p>
              </text:list-item>
              <text:list-item>
                <text:p text:style-name="P10"><text:span text:style-name="T8">echo</text:span></text:p>
              </text:list-item>
              <text:list-item>
                <text:p text:style-name="P10"><text:span text:style-name="T8">return</text:span></text:p>
              </text:list-item>
              <text:list-item>
                <text:p text:style-name="P10"><text:span text:style-name="T8">declare</text:span></text:p>
              </text:list-item>
              <text:list-item>
                <text:p text:style-name="P10"><text:span text:style-name="T8">local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5">Export</text:span></text:p>
              </text:list-item>
              <text:list-item>
                <text:p text:style-name="P10"><text:span text:style-name="T6">Readonly</text:span></text:p>
              </text:list-item>
              <text:list-item>
                <text:p text:style-name="P10"><text:span text:style-name="T6">Tee</text:span></text:p>
              </text:list-item>
              <text:list-item>
                <text:p text:style-name="P10"><text:span text:style-name="T6">Jobs</text:span></text:p>
              </text:list-item>
              <text:list-item>
                <text:p text:style-name="P10"><text:span text:style-name="T6">Select</text:span></text:p>
              </text:list-item>
              <text:list-item>
                <text:p text:style-name="P10"><text:span text:style-name="T6">set/unset</text:span></text:p>
              </text:list-item>
              <text:list-item>
                <text:p text:style-name="P10"><text:span text:style-name="T6">sourc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Linux command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help: </text:span><text:span text:style-name="T9">man</text:span><text:span text:style-name="T5"> (see also links), </text:span><text:span text:style-name="T9">info</text:span></text:p>
              </text:list-item>
              <text:list-item>
                <text:p><text:span text:style-name="T10">browsing</text:span><text:span text:style-name="T6">: </text:span><text:span text:style-name="T11">ls</text:span><text:span text:style-name="T6">, </text:span><text:span text:style-name="T11">df</text:span><text:span text:style-name="T6">, </text:span><text:span text:style-name="T11">du</text:span></text:p>
              </text:list-item>
              <text:list-item>
                <text:p><text:span text:style-name="T10">filesystem</text:span><text:span text:style-name="T6">: </text:span><text:span text:style-name="T11">mount</text:span></text:p>
              </text:list-item>
              <text:list-item>
                <text:p><text:span text:style-name="T10">file manipulation</text:span><text:span text:style-name="T6">: </text:span><text:span text:style-name="T11">ls</text:span><text:span text:style-name="T6">, </text:span><text:span text:style-name="T11">cp</text:span><text:span text:style-name="T6">, </text:span><text:span text:style-name="T11">mv</text:span><text:span text:style-name="T6">, </text:span><text:span text:style-name="T11">mkdir</text:span><text:span text:style-name="T6">, </text:span><text:span text:style-name="T11">rmdir</text:span><text:span text:style-name="T6">, </text:span><text:span text:style-name="T11">touch, ln</text:span></text:p>
              </text:list-item>
              <text:list-item>
                <text:p><text:span text:style-name="T10">process management</text:span><text:span text:style-name="T6">: </text:span><text:span text:style-name="T11">ps</text:span><text:span text:style-name="T6">, </text:span><text:span text:style-name="T11">kill</text:span><text:span text:style-name="T6">, </text:span><text:span text:style-name="T11">top</text:span><text:span text:style-name="T6">, </text:span><text:span text:style-name="T11">pstree</text:span><text:span text:style-name="T6">, </text:span><text:span text:style-name="T11">runlevel</text:span></text:p>
              </text:list-item>
              <text:list-item>
                <text:p><text:span text:style-name="T10">search</text:span><text:span text:style-name="T6">: </text:span><text:span text:style-name="T11">which</text:span><text:span text:style-name="T6">, </text:span><text:span text:style-name="T11">find</text:span><text:span text:style-name="T6">, </text:span><text:span text:style-name="T11">grep</text:span></text:p>
              </text:list-item>
              <text:list-item>
                <text:p><text:span text:style-name="T10">view/editing</text:span><text:span text:style-name="T6">: </text:span><text:span text:style-name="T11">vim</text:span><text:span text:style-name="T6">, </text:span><text:span text:style-name="T11">sed</text:span><text:span text:style-name="T6">, </text:span><text:span text:style-name="T11">diff</text:span><text:span text:style-name="T6">, </text:span><text:span text:style-name="T11">cat</text:span><text:span text:style-name="T6">, </text:span><text:span text:style-name="T11">more</text:span><text:span text:style-name="T6">, </text:span><text:span text:style-name="T11">wc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Utility <text:s/>sed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[lines range]/p <text:s text:c="2"/>- </text:span><text:span text:style-name="T13">copy and paste lines from given range ex. Sed 1,2p file_name</text:span></text:p>
              </text:list-item>
              <text:list-item>
                <text:p>[lines range]/d <text:s text:c="2"/>- // <text:span text:style-name="T14">delete </text:span><text:span text:style-name="T15">lines from given range, ex. Sed 1,3d file_name</text:span></text:p>
              </text:list-item>
              <text:list-item>
                <text:p><text:span text:style-name="T6">s/pattern1/pattern2/</text:span></text:p>
              </text:list-item>
              <text:list-item>
                <text:p><text:span text:style-name="T6">[lines range]/s/pattern1/pattern2/</text:span></text:p>
              </text:list-item>
              <text:list-item>
                <text:p><text:span text:style-name="T6">g</text:span></text:p>
              </text:list-item>
              <text:list-item>
                <text:p><text:span text:style-name="T6">sed 's/^/ <text:s/>/' file1 &gt; file2</text:span></text:p>
              </text:list-item>
              <text:list-item>
                <text:p><text:span text:style-name="T6">sed “s/str1/str2/g” file1 &gt; file2</text:span></text:p>
              </text:list-item>
              <text:list-item>
                <text:p><text:span text:style-name="T6">sed “/str1/d” file1 &gt; file2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><text:span text:style-name="T16">&gt;</text:span><text:span text:style-name="T17"> </text:span><text:span text:style-name="T16">&gt;&gt;</text:span><text:span text:style-name="T17"> <text:s/></text:span><text:span text:style-name="T16">&lt;</text:span><text:span text:style-name="T17"> </text:span><text:span text:style-name="T16">&lt;&lt;</text:span><text:span text:style-name="T17"> - redirecting symbols</text:span></text:p>
              </text:list-item>
              <text:list-item>
                <text:p><text:span text:style-name="T18">*</text:span><text:span text:style-name="T6"> </text:span><text:span text:style-name="T18">?</text:span><text:span text:style-name="T6"> </text:span><text:span text:style-name="T18">[ ]</text:span><text:span text:style-name="T6"> </text:span><text:span text:style-name="T18">~</text:span><text:span text:style-name="T6"> </text:span><text:span text:style-name="T18">+</text:span><text:span text:style-name="T6"> </text:span><text:span text:style-name="T18">-</text:span><text:span text:style-name="T6"> </text:span><text:span text:style-name="T18">!</text:span><text:span text:style-name="T6"> - filename meta characters</text:span></text:p>
              </text:list-item>
              <text:list-item>
                <text:p><text:span text:style-name="T18">`</text:span><text:span text:style-name="T19">command </text:span><text:span text:style-name="T18">`</text:span><text:span text:style-name="T20"> - command substitution</text:span></text:p>
              </text:list-item>
              <text:list-item>
                <text:p><text:span text:style-name="T18">|</text:span><text:span text:style-name="T10"> - pipe</text:span></text:p>
              </text:list-item>
              <text:list-item>
                <text:p><text:span text:style-name="T18">;</text:span><text:span text:style-name="T10"> - command separator</text:span></text:p>
              </text:list-item>
              <text:list-item>
                <text:p><text:span text:style-name="T18">&amp;&amp;</text:span><text:span text:style-name="T20"> </text:span><text:span text:style-name="T18">||</text:span><text:span text:style-name="T20"> - logical operations</text:span></text:p>
              </text:list-item>
              <text:list-item>
                <text:p><text:span text:style-name="T18">( )</text:span><text:span text:style-name="T6"> - command grouping</text:span></text:p>
              </text:list-item>
              <text:list-item>
                <text:p><text:span text:style-name="T18">&amp;</text:span><text:span text:style-name="T6"> - background execution</text:span></text:p>
              </text:list-item>
              <text:list-item>
                <text:p><text:span text:style-name="T18">#</text:span><text:span text:style-name="T6"> - comment</text:span></text:p>
              </text:list-item>
              <text:list-item>
                <text:p><text:span text:style-name="T18">$</text:span><text:span text:style-name="T6"> - variable substitution</text:span></text:p>
              </text:list-item>
              <text:list-item>
                <text:p><text:span text:style-name="T18">“</text:span><text:span text:style-name="T6"> </text:span><text:span text:style-name="T18">'</text:span><text:span text:style-name="T6"> </text:span><text:span text:style-name="T18">\</text:span><text:span text:style-name="T6"> - used in quoting other characters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(example)</text:span></text:p>
          </draw:text-box>
        </draw:frame>
        <draw:frame presentation:style-name="pr8" draw:layer="layout" svg:width="30cm" svg:height="12.95cm" svg:x="0.9cm" svg:y="4cm" presentation:class="outline" presentation:user-transformed="true">
          <draw:text-box>
            <text:list text:style-name="L3">
              <text:list-item>
                <text:p text:style-name="P10"><text:span text:style-name="T5">date &gt; file</text:span></text:p>
              </text:list-item>
            </text:list>
            <text:p text:style-name="P10"><text:span text:style-name="T6">ls &gt;&gt; file </text:span></text:p>
            <text:p text:style-name="P10"><text:span text:style-name="T6">echo 5 * 6 = 30</text:span></text:p>
            <text:p text:style-name="P10"><text:span text:style-name="T6">(ls; date) &gt; file</text:span></text:p>
            <text:p text:style-name="P10"><text:span text:style-name="T6">echo `date`</text:span></text:p>
            <text:p text:style-name="P10"><text:span text:style-name="T6">ps -ae | grep bash</text:span></text:p>
            <text:p text:style-name="P10"><text:span text:style-name="T20">[ -f $file ] &amp;&amp; echo true</text:span></text:p>
            <text:p text:style-name="P10"><text:span text:style-name="T20">[ -f $file ] || echo fals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1">Bash configuration file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17">“</text:span><text:span text:style-name="T17">.bash_profile” – the commands in it are executed by Bash every time the user logs in to the system.</text:span></text:p>
              </text:list-item>
              <text:list-item>
                <text:p><text:span text:style-name="T22">“</text:span><text:span text:style-name="T22">.bashrc” – the commands in it are executed by Bash every time the user starts a subshell.</text:span></text:p>
              </text:list-item>
              <text:list-item>
                <text:p><text:span text:style-name="T22">“</text:span><text:span text:style-name="T22">bash_logout” –</text:span><text:span text:style-name="T5"> the commands in it are executed by Bash every time a login shell exits.</text:span></text:p>
                <text:list>
                  <text:list-item>
                    <text:p><text:span text:style-name="T23">Note: these files are located in user's home directory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Bash history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1"><text:span text:style-name="T24">Entered commands are saved in '~/.bash_history' file.</text:span></text:p>
              </text:list-item>
              <text:list-item>
                <text:p text:style-name="P11"><text:span text:style-name="T25">Browse recently used commands by 'up/down' arrow.</text:span></text:p>
              </text:list-item>
              <text:list-item>
                <text:p text:style-name="P11"><text:span text:style-name="T25">Search for the entered command by 'Ctrl+R' <text:s/>text.</text:span></text:p>
              </text:list-item>
              <text:list-item>
                <text:p text:style-name="P11"><text:span text:style-name="T25">Get the last word of the previous command by '</text:span><text:span text:style-name="T26">!$</text:span><text:span text:style-name="T27">'.</text:span></text:p>
              </text:list-item>
              <text:list-item>
                <text:p text:style-name="P11"><text:span text:style-name="T25">Change the incorrect typed part of the long command by </text:span><text:span text:style-name="T27">'</text:span><text:span text:style-name="T26">^</text:span><text:span text:style-name="T27">mistake</text:span><text:span text:style-name="T26">^</text:span><text:span text:style-name="T27">correction'.</text:span><text:span text:style-name="T25"> </text:span></text:p>
              </text:list-item>
              <text:list-item>
                <text:p text:style-name="P11"><text:span text:style-name="T25">Execute the command number N by '</text:span><text:span text:style-name="T26">!</text:span><text:span text:style-name="T25">N'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Environment variables</text:span>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24">Get the list of variables and their values by </text:span><text:span text:style-name="T29">'env'</text:span><text:span text:style-name="T24"> command.</text:span></text:p>
              </text:list-item>
              <text:list-item>
                <text:p text:style-name="P12"><text:span text:style-name="T5">Create variables</text:span></text:p>
                <text:list>
                  <text:list-item>
                    <text:p text:style-name="P12"><text:span text:style-name="T30"><text:s/></text:span><text:span text:style-name="T31">variable</text:span><text:span text:style-name="T32">=“</text:span><text:span text:style-name="T31">value</text:span><text:span text:style-name="T32">”.</text:span><text:span text:style-name="T32"><text:line-break/></text:span><text:span text:style-name="T32"> <text:s/>V</text:span><text:span text:style-name="T31">ariable </text:span><text:span text:style-name="T32">will be available in current shell only.</text:span></text:p>
                  </text:list-item>
                  <text:list-item>
                    <text:p text:style-name="P12"><text:span text:style-name="T32"><text:s/></text:span><text:span text:style-name="T33">local</text:span><text:span text:style-name="T32"> </text:span><text:span text:style-name="T23">variable</text:span><text:span text:style-name="T32">=“</text:span><text:span text:style-name="T31">value</text:span><text:span text:style-name="T32">”.</text:span><text:span text:style-name="T32"><text:line-break/></text:span><text:span text:style-name="T32"> <text:s/>V</text:span><text:span text:style-name="T31">ariable </text:span><text:span text:style-name="T32">will be available in current function only.</text:span></text:p>
                  </text:list-item>
                  <text:list-item>
                    <text:p text:style-name="P12"><text:span text:style-name="T32"><text:s/></text:span><text:span text:style-name="T34">export </text:span><text:span text:style-name="T31">variable</text:span><text:span text:style-name="T32">=“</text:span><text:span text:style-name="T31">value</text:span><text:span text:style-name="T32">”.</text:span><text:span text:style-name="T32"><text:line-break/></text:span><text:span text:style-name="T32"> <text:s/>V</text:span><text:span text:style-name="T31">ariable </text:span><text:span text:style-name="T32">will also be available in subshell.</text:span></text:p>
                    <text:list>
                      <text:list-item>
                        <text:p text:style-name="P12"><text:span text:style-name="T35">Note: putting spaces around the equal sign will cause an erro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Reserved variables</text:span>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24">Get the list of variables and their values by </text:span><text:span text:style-name="T29">'env'</text:span><text:span text:style-name="T24"> command.</text:span></text:p>
              </text:list-item>
              <text:list-item>
                <text:p text:style-name="P12"><text:span text:style-name="T5">Create variables</text:span></text:p>
                <text:list>
                  <text:list-item>
                    <text:p text:style-name="P12"><text:span text:style-name="T31">variable</text:span><text:span text:style-name="T32">=“</text:span><text:span text:style-name="T31">value</text:span><text:span text:style-name="T32">”.</text:span><text:span text:style-name="T32"><text:line-break/></text:span><text:span text:style-name="T32">V</text:span><text:span text:style-name="T31">ariable </text:span><text:span text:style-name="T32">will be available in current shell only.</text:span></text:p>
                  </text:list-item>
                  <text:list-item>
                    <text:p text:style-name="P12"><text:span text:style-name="T33">local</text:span><text:span text:style-name="T32"> </text:span><text:span text:style-name="T23">variable</text:span><text:span text:style-name="T32">=“</text:span><text:span text:style-name="T31">value</text:span><text:span text:style-name="T32">”.</text:span><text:span text:style-name="T32"><text:line-break/></text:span><text:span text:style-name="T32">V</text:span><text:span text:style-name="T31">ariable </text:span><text:span text:style-name="T32">will be available in current function only.</text:span></text:p>
                  </text:list-item>
                  <text:list-item>
                    <text:p text:style-name="P12"><text:span text:style-name="T34">export </text:span><text:span text:style-name="T31">variable</text:span><text:span text:style-name="T32">=“</text:span><text:span text:style-name="T31">value</text:span><text:span text:style-name="T32">”.</text:span><text:span text:style-name="T32"><text:line-break/></text:span><text:span text:style-name="T32">V</text:span><text:span text:style-name="T31">ariable </text:span><text:span text:style-name="T32">will also be available in subshell.</text:span></text:p>
                    <text:list>
                      <text:list-item>
                        <text:p text:style-name="P12"><text:span text:style-name="T35">Note: putting spaces around the equal sign will cause an erro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Special variables</text:span></text:p>
          </draw:text-box>
        </draw:frame>
        <draw:frame presentation:style-name="pr8" draw:text-style-name="P14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3"><text:span text:style-name="T29">$1</text:span><text:span text:style-name="T36">, </text:span><text:span text:style-name="T29">$2 </text:span><text:span text:style-name="T24">... - command line first, second, ... <text:s/>arguments.</text:span></text:p>
              </text:list-item>
              <text:list-item>
                <text:p text:style-name="P13"><text:span text:style-name="T37">$0</text:span><text:span text:style-name="T38"> is program itself</text:span></text:p>
              </text:list-item>
              <text:list-item>
                <text:p text:style-name="P13"><text:span text:style-name="T39">$@</text:span><text:span text:style-name="T38">, </text:span><text:span text:style-name="T39">$*</text:span><text:span text:style-name="T38"> - all command line variables</text:span></text:p>
              </text:list-item>
              <text:list-item>
                <text:p text:style-name="P13"><text:span text:style-name="T39">$#</text:span><text:span text:style-name="T38"> - number of command line arguments</text:span></text:p>
              </text:list-item>
              <text:list-item>
                <text:p text:style-name="P13"><text:span text:style-name="T39">$?</text:span><text:span text:style-name="T38"> - exit status of last command</text:span></text:p>
              </text:list-item>
              <text:list-item>
                <text:p text:style-name="P13"><text:span text:style-name="T37">$$</text:span><text:span text:style-name="T40"> - process ID (PID)</text:span></text:p>
              </text:list-item>
              <text:list-item>
                <text:p text:style-name="P13"><text:span text:style-name="T37">$!</text:span><text:span text:style-name="T40"> - Gets the last PID of the last background proces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Arithmetic operations</text:span></text:p>
          </draw:text-box>
        </draw:frame>
        <draw:frame presentation:style-name="pr8" draw:layer="layout" svg:width="30cm" svg:height="13.409cm" svg:x="1cm" svg:y="4cm" presentation:class="outline" presentation:user-transformed="true">
          <draw:text-box>
            <text:list text:style-name="L3">
              <text:list-item>
                <text:p text:style-name="P15"><text:span text:style-name="T24">+ plus</text:span></text:p>
              </text:list-item>
              <text:list-item>
                <text:p text:style-name="P15"><text:span text:style-name="T20">- minus</text:span></text:p>
              </text:list-item>
              <text:list-item>
                <text:p text:style-name="P15"><text:span text:style-name="T20">* multiplication</text:span></text:p>
              </text:list-item>
              <text:list-item>
                <text:p text:style-name="P15"><text:span text:style-name="T20">/ division</text:span></text:p>
              </text:list-item>
              <text:list-item>
                <text:p text:style-name="P15"><text:span text:style-name="T20">** exponentiation</text:span></text:p>
              </text:list-item>
              <text:list-item>
                <text:p text:style-name="P15"><text:span text:style-name="T20">% (remainder)</text:span></text:p>
              </text:list-item>
              <text:list-item>
                <text:p text:style-name="P15"><text:span text:style-name="T20">+= “plus-equal” (increment variable by a constant)</text:span></text:p>
              </text:list-item>
              <text:list-item>
                <text:p text:style-name="P16"><text:span text:style-name="T20">-= “minus-equal” (decrement variable by a constant)</text:span></text:p>
              </text:list-item>
              <text:list-item>
                <text:p text:style-name="P16"><text:span text:style-name="T20">*= “times-equal” (multiply variable by a constant)</text:span></text:p>
              </text:list-item>
              <text:list-item>
                <text:p text:style-name="P16"><text:span text:style-name="T20">/= “slash-equal” (divide variable by a constant)</text:span></text:p>
              </text:list-item>
              <text:list-item>
                <text:p text:style-name="P16"><text:span text:style-name="T20">%= “remainder-equal” (divide variable by a constant)</text:span></text:p>
              </text:list-item>
              <text:list-item>
                <text:p text:style-name="P16"><text:span text:style-name="T20">(( )), le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0" draw:layer="layout" svg:width="28.749cm" svg:height="2.867cm" svg:x="1.599cm" svg:y="0.799cm" presentation:class="title">
          <draw:text-box>
            <text:p>If statements</text:p>
          </draw:text-box>
        </draw:frame>
        <draw:frame presentation:style-name="pr11" draw:layer="layout" svg:width="30cm" svg:height="15.06cm" svg:x="1cm" svg:y="4cm" presentation:class="outline" presentation:user-transformed="true">
          <draw:text-box>
            <text:list text:style-name="L3">
              <text:list-header>
                <text:p>if [ condition ]</text:p>
                <text:p>then </text:p>
                <text:p><text:s text:c="8"/>action</text:p>
                <text:p>elif [ condition2 ]</text:p>
                <text:p>then</text:p>
                <text:p><text:s text:c="8"/>action2</text:p>
                <text:p>.</text:p>
                <text:p>.</text:p>
                <text:p>elif [ condition3 ]</text:p>
                <text:p>then</text:p>
                <text:p/>
                <text:p>else</text:p>
                <text:p><text:s text:c="8"/>actionx</text:p>
                <text:p>fi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8" presentation:class="page"/>
          <draw:frame presentation:style-name="pr12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8">Arrays</text:span></text:p>
          </draw:text-box>
        </draw:frame>
        <draw:frame presentation:style-name="pr8" draw:text-style-name="P19" draw:layer="layout" svg:width="30cm" svg:height="13.82cm" svg:x="1cm" svg:y="4cm" presentation:class="outline" presentation:user-transformed="true">
          <draw:text-box>
            <text:p text:style-name="P17"><text:span text:style-name="T41">declare</text:span><text:span text:style-name="T42"> arr;</text:span></text:p>
            <text:p text:style-name="P17"><text:span text:style-name="T43">k=0;</text:span></text:p>
            <text:p text:style-name="P17"><text:span text:style-name="T44">for </text:span><text:span text:style-name="T43">j </text:span><text:span text:style-name="T44">in </text:span><text:span text:style-name="T43">`ls`; </text:span><text:span text:style-name="T44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18"><text:span text:style-name="T45">if [ -f $j ]; then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3"><text:s text:c="8"/></text:span><text:span text:style-name="T43"><text:tab/></text:span><text:span text:style-name="T43"><text:tab/></text:span><text:span text:style-name="T43">arr[$k]=$j;</text:span></text:p>
            <text:p text:style-name="P17"><text:span text:style-name="T43"><text:s text:c="8"/></text:span><text:span text:style-name="T43"><text:tab/></text:span><text:span text:style-name="T43"><text:tab/></text:span><text:span text:style-name="T43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18"><text:span text:style-name="T45">fi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4">done</text:span><text:span text:style-name="T43">;</text:span></text:p>
            <text:p text:style-name="P17"><text:span text:style-name="T43">i=0;</text:span></text:p>
            <text:p text:style-name="P17"><text:span text:style-name="T44">while</text:span><text:span text:style-name="T43"> </text:span><text:span text:style-name="T44">[ </text:span><text:span text:style-name="T43">$i </text:span><text:span text:style-name="T44">-lt </text:span><text:span text:style-name="T43">${#arr[*]} </text:span><text:span text:style-name="T44">]</text:span><text:span text:style-name="T43">; </text:span><text:span text:style-name="T44">do</text:span></text:p>
            <text:p text:style-name="P17"><text:span text:style-name="T43"><text:s text:c="8"/></text:span><text:span text:style-name="T44">echo </text:span><text:span text:style-name="T43">${arr[$i]};</text:span></text:p>
            <text:p text:style-name="P17"><text:span text:style-name="T43"><text:s text:c="8"/></text:span><text:span text:style-name="T43">((i++));</text:span></text:p>
            <text:p text:style-name="P17"><text:span text:style-name="T44">done</text:span><text:span text:style-name="T43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8" draw:text-style-name="P19" draw:layer="layout" svg:width="30cm" svg:height="13.82cm" svg:x="1cm" svg:y="4cm" presentation:class="outline" presentation:user-transformed="true">
          <draw:text-box>
            <text:p text:style-name="P17"><text:span text:style-name="T41">declare</text:span><text:span text:style-name="T42"> arr;</text:span></text:p>
            <text:p text:style-name="P17"><text:span text:style-name="T43">k=0;</text:span></text:p>
            <text:p text:style-name="P17"><text:span text:style-name="T44">for </text:span><text:span text:style-name="T43">j </text:span><text:span text:style-name="T44">in </text:span><text:span text:style-name="T43">`ls`; </text:span><text:span text:style-name="T44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18"><text:span text:style-name="T45">if [ -f $j ]; then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3"><text:s text:c="8"/></text:span><text:span text:style-name="T43"><text:tab/></text:span><text:span text:style-name="T43"><text:tab/></text:span><text:span text:style-name="T43">arr[$k]=$j;</text:span></text:p>
            <text:p text:style-name="P17"><text:span text:style-name="T43"><text:s text:c="8"/></text:span><text:span text:style-name="T43"><text:tab/></text:span><text:span text:style-name="T43"><text:tab/></text:span><text:span text:style-name="T43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18"><text:span text:style-name="T45">fi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4">done</text:span><text:span text:style-name="T43">;</text:span></text:p>
            <text:p text:style-name="P17"><text:span text:style-name="T43">i=0;</text:span></text:p>
            <text:p text:style-name="P17"><text:span text:style-name="T44">while</text:span><text:span text:style-name="T43"> </text:span><text:span text:style-name="T44">[ </text:span><text:span text:style-name="T43">$i </text:span><text:span text:style-name="T44">-lt </text:span><text:span text:style-name="T43">${#arr[*]} </text:span><text:span text:style-name="T44">]</text:span><text:span text:style-name="T43">; </text:span><text:span text:style-name="T44">do</text:span></text:p>
            <text:p text:style-name="P17"><text:span text:style-name="T43"><text:s text:c="8"/></text:span><text:span text:style-name="T44">echo </text:span><text:span text:style-name="T43">${arr[$i]};</text:span></text:p>
            <text:p text:style-name="P17"><text:span text:style-name="T43"><text:s text:c="8"/></text:span><text:span text:style-name="T43">((i++));</text:span></text:p>
            <text:p text:style-name="P17"><text:span text:style-name="T44">done</text:span><text:span text:style-name="T43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8" draw:text-style-name="P23" draw:layer="layout" svg:width="30cm" svg:height="12.95cm" svg:x="1cm" svg:y="4cm" presentation:class="outline">
          <draw:text-box>
            <text:p text:style-name="P21"><text:span text:style-name="T42">expr</text:span><text:span text:style-name="T46"> ? </text:span><text:span text:style-name="T42">expr</text:span><text:span text:style-name="T46"> : </text:span><text:span text:style-name="T42">expr</text:span></text:p>
            <text:p text:style-name="P21"><text:span text:style-name="T47"/></text:p>
            <text:p text:style-name="P21"><text:span text:style-name="T48">case </text:span><text:span text:style-name="T47">variables </text:span><text:span text:style-name="T49">in</text:span></text:p>
            <text:p text:style-name="P22"><text:span text:style-name="T47">value1) suite1;;</text:span></text:p>
            <text:p text:style-name="P22"><text:span text:style-name="T47">value2) suite2;;</text:span></text:p>
            <text:p text:style-name="P22"><text:span text:style-name="T47">value3) suite3;;</text:span></text:p>
            <text:p text:style-name="P22"><text:span text:style-name="T47">*) suite;;</text:span></text:p>
            <text:p text:style-name="P21"><text:span text:style-name="T49">esac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8" draw:text-style-name="P23" draw:layer="layout" svg:width="30cm" svg:height="12.95cm" svg:x="1cm" svg:y="4cm" presentation:class="outline">
          <draw:text-box>
            <text:p><text:span text:style-name="T41">for </text:span><text:span text:style-name="T50">variable </text:span><text:span text:style-name="T41">in </text:span><text:span text:style-name="T50">list; </text:span><text:span text:style-name="T41">do</text:span><text:span text:style-name="T50"> suite; </text:span><text:span text:style-name="T41">done</text:span></text:p>
            <text:p><text:span text:style-name="T48"/></text:p>
            <text:p><text:span text:style-name="T48">while</text:span><text:span text:style-name="T51"> condition; </text:span><text:span text:style-name="T48">do </text:span><text:span text:style-name="T51">suite; </text:span><text:span text:style-name="T48">done</text:span></text:p>
            <text:p><text:span text:style-name="T48"/></text:p>
            <text:p><text:span text:style-name="T48">until </text:span><text:span text:style-name="T51">condition; </text:span><text:span text:style-name="T48">do </text:span><text:span text:style-name="T51">suite; </text:span><text:span text:style-name="T48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8" draw:text-style-name="P23" draw:layer="layout" svg:width="30cm" svg:height="13.662cm" svg:x="1cm" svg:y="4cm" presentation:class="outline" presentation:user-transformed="true">
          <draw:text-box>
            <text:p text:style-name="P6"><text:span text:style-name="T41">for </text:span><text:span text:style-name="T50">variable </text:span><text:span text:style-name="T41">in </text:span><text:span text:style-name="T50">list; </text:span><text:span text:style-name="T41">do</text:span><text:span text:style-name="T50"> suite; </text:span><text:span text:style-name="T41">done</text:span></text:p>
            <text:p text:style-name="P6"><text:span text:style-name="T48">while</text:span><text:span text:style-name="T51"> condition; </text:span><text:span text:style-name="T48">do </text:span><text:span text:style-name="T51">suite; </text:span><text:span text:style-name="T48">done</text:span></text:p>
            <text:p text:style-name="P6"><text:span text:style-name="T48">until </text:span><text:span text:style-name="T51">condition; </text:span><text:span text:style-name="T48">do </text:span><text:span text:style-name="T51">suite; </text:span><text:span text:style-name="T48">done</text:span></text:p>
            <text:p><text:span text:style-name="T52"/></text:p>
            <text:p><text:span text:style-name="T53">Example:</text:span></text:p>
            <text:p><text:span text:style-name="T51">user=</text:span><text:span text:style-name="T48">`whoami`</text:span></text:p>
            <text:p><text:span text:style-name="T48">for</text:span><text:span text:style-name="T51"> j </text:span><text:span text:style-name="T48">in</text:span><text:span text:style-name="T51"> </text:span><text:span text:style-name="T48">`ls -a </text:span><text:span text:style-name="T51">"/home/</text:span><text:span text:style-name="T48">$</text:span><text:span text:style-name="T51">user"</text:span><text:span text:style-name="T48">`</text:span><text:span text:style-name="T51">;</text:span></text:p>
            <text:p><text:span text:style-name="T48">do</text:span></text:p>
            <text:p><text:span text:style-name="T51"><text:s text:c="8"/></text:span><text:span text:style-name="T48">if </text:span><text:span text:style-name="T51">[ </text:span><text:span text:style-name="T48">$</text:span><text:span text:style-name="T51">j == ".bashrc" ]; </text:span><text:span text:style-name="T48">then</text:span></text:p>
            <text:p><text:span text:style-name="T51"><text:s text:c="16"/></text:span><text:span text:style-name="T48">echo </text:span><text:span text:style-name="T51">"Found!!!"</text:span></text:p>
            <text:p><text:span text:style-name="T51"><text:s text:c="16"/></text:span><text:span text:style-name="T48">exit </text:span><text:span text:style-name="T51">0</text:span></text:p>
            <text:p><text:span text:style-name="T51"><text:s text:c="8"/></text:span><text:span text:style-name="T48">fi</text:span></text:p>
            <text:p><text:span text:style-name="T48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 (example)</text:span></text:p>
          </draw:text-box>
        </draw:frame>
        <draw:frame presentation:style-name="pr8" draw:text-style-name="P23" draw:layer="layout" svg:width="30cm" svg:height="13.866cm" svg:x="1cm" svg:y="4cm" presentation:class="outline" presentation:user-transformed="true">
          <draw:text-box>
            <text:p><text:span text:style-name="T50">factorial ()</text:span></text:p>
            <text:p><text:span text:style-name="T51">{</text:span></text:p>
            <text:p><text:span text:style-name="T51"><text:s text:c="4"/></text:span><text:span text:style-name="T51">local num=$1;</text:span></text:p>
            <text:p><text:span text:style-name="T51"><text:s text:c="4"/></text:span><text:span text:style-name="T51">if [ $num = 0 ]; then</text:span></text:p>
            <text:p><text:span text:style-name="T51"><text:s text:c="8"/></text:span><text:span text:style-name="T51">echo 1</text:span></text:p>
            <text:p><text:span text:style-name="T51"><text:s text:c="8"/></text:span><text:span text:style-name="T51">return ;</text:span></text:p>
            <text:p><text:span text:style-name="T51"><text:s text:c="4"/></text:span><text:span text:style-name="T51">fi;</text:span></text:p>
            <text:p><text:span text:style-name="T51"><text:s text:c="4"/></text:span><text:span text:style-name="T51">echo $(( $num * $(factorial $(( $num - 1 )) ) ))</text:span></text:p>
            <text:p><text:span text:style-name="T51">}</text:span></text:p>
            <text:p><text:span text:style-name="T51">for ((n = 0; n &lt;= 16; n++))</text:span></text:p>
            <text:p><text:span text:style-name="T51">do</text:span></text:p>
            <text:p><text:span text:style-name="T51"><text:s text:c="4"/></text:span><text:span text:style-name="T51">echo "$n! = " $(factorial $(($n)))</text:span></text:p>
            <text:p><text:span text:style-name="T51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Functions</text:span></text:p>
          </draw:text-box>
        </draw:frame>
        <draw:frame presentation:style-name="pr8" draw:text-style-name="P25" draw:layer="layout" svg:width="31.385cm" svg:height="13.265cm" svg:x="0.5cm" svg:y="4cm" presentation:class="outline" presentation:user-transformed="true">
          <draw:text-box>
            <text:p><text:span text:style-name="T54">function </text:span><text:span text:style-name="T55">name { commands; } or </text:span><text:span text:style-name="T56">name () { commands; }</text:span></text:p>
            <text:p text:style-name="P24"><text:span text:style-name="T57">#!/bin/bash</text:span></text:p>
            <text:p text:style-name="P24"><text:span text:style-name="T57">function </text:span><text:span text:style-name="T56">terminate_process </text:span></text:p>
            <text:p text:style-name="P24"><text:span text:style-name="T57">{</text:span></text:p>
            <text:p text:style-name="P24"><text:span text:style-name="T57"><text:s text:c="8"/></text:span><text:span text:style-name="T57">if [ `ps -All | grep $1 | wc -l` -eq </text:span><text:span text:style-name="T56">0</text:span><text:span text:style-name="T57"> ];</text:span></text:p>
            <text:p text:style-name="P24"><text:span text:style-name="T57"><text:s text:c="8"/></text:span><text:span text:style-name="T57">then</text:span></text:p>
            <text:p text:style-name="P24"><text:span text:style-name="T57"><text:s text:c="16"/></text:span><text:span text:style-name="T57">echo "</text:span><text:span text:style-name="T56">no </text:span><text:span text:style-name="T57">$1</text:span><text:span text:style-name="T56"> running...</text:span><text:span text:style-name="T57">"</text:span></text:p>
            <text:p text:style-name="P24"><text:span text:style-name="T57"><text:s text:c="8"/></text:span><text:span text:style-name="T57">else</text:span></text:p>
            <text:p text:style-name="P24"><text:span text:style-name="T57"><text:s text:c="16"/></text:span><text:span text:style-name="T56">user_id</text:span><text:span text:style-name="T57">=`whoami`</text:span></text:p>
            <text:p text:style-name="P24"><text:span text:style-name="T57"><text:s text:c="16"/></text:span><text:span text:style-name="T57">ps -eo pid,comm,user | grep $1 | grep $</text:span><text:span text:style-name="T56">user_id</text:span><text:span text:style-name="T57"> &gt; </text:span><text:span text:style-name="T56">file_name</text:span></text:p>
            <text:p text:style-name="P24"><text:span text:style-name="T57"><text:s text:c="16"/></text:span><text:span text:style-name="T56">pid</text:span><text:span text:style-name="T57">=`sed 's/\ .*//g' </text:span><text:span text:style-name="T56">file_name</text:span><text:span text:style-name="T57">`</text:span></text:p>
            <text:p text:style-name="P24"><text:span text:style-name="T57"><text:s text:c="16"/></text:span><text:span text:style-name="T57">kill -15 $</text:span><text:span text:style-name="T56">pid</text:span></text:p>
            <text:p text:style-name="P24"><text:span text:style-name="T57"><text:s text:c="16"/></text:span><text:span text:style-name="T57">rm -f </text:span><text:span text:style-name="T56">file_name</text:span></text:p>
            <text:p text:style-name="P24"><text:span text:style-name="T57"><text:s text:c="8"/></text:span><text:span text:style-name="T57">fi</text:span></text:p>
            <text:p text:style-name="P24"><text:span text:style-name="T57">}</text:span></text:p>
            <text:p text:style-name="P24"><text:span text:style-name="T56">terminate_process </text:span><text:span text:style-name="T57">$1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Ruben Osipyan</meta:initial-creator>
    <meta:creation-date>2008-10-10T12:37:19</meta:creation-date>
    <dc:date>2014-03-31T01:00:59</dc:date>
    <meta:editing-cycles>273</meta:editing-cycles>
    <meta:editing-duration>P1DT21H30M12S</meta:editing-duration>
    <dc:creator>hasmik 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